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ourier" svg:font-family="Courier"/>
    <style:font-face style:name="Monotype" svg:font-family="Monotype"/>
    <style:font-face style:name="Times" svg:font-family="Times"/>
    <style:font-face style:name="Arial" svg:font-family="Arial" style:font-family-generic="swiss"/>
    <style:font-face style:name="Nimbus Mono L" svg:font-family="'Nimbus Mono L'" style:font-family-generic="modern" style:font-pitch="fixed"/>
    <style:font-face style:name="DejaVu Sans" svg:font-family="'DejaVu Sans'" style:font-family-generic="system" style:font-pitch="variable"/>
  </office:font-face-decls>
  <office:automatic-styles>
    <style:style style:name="P1" style:family="paragraph" style:parent-style-name="Standard">
      <style:text-properties style:font-name="Courier" fo:font-size="10pt"/>
    </style:style>
    <style:style style:name="P2" style:family="paragraph" style:parent-style-name="Standard">
      <style:text-properties style:font-name="Courier" fo:font-size="14pt" fo:font-weight="bold"/>
    </style:style>
    <style:style style:name="P3" style:family="paragraph" style:parent-style-name="Standard">
      <style:paragraph-properties fo:text-align="center" style:justify-single-word="false"/>
      <style:text-properties style:font-name="Courier" fo:font-size="14pt" fo:font-weight="bold"/>
    </style:style>
    <style:style style:name="P4" style:family="paragraph" style:parent-style-name="Standard">
      <style:text-properties style:font-name="Courier" fo:font-size="10pt"/>
    </style:style>
    <style:style style:name="P5" style:family="paragraph" style:parent-style-name="Standard">
      <style:paragraph-properties fo:background-color="#c0c0c0">
        <style:background-image/>
      </style:paragraph-properties>
      <style:text-properties style:font-name="Nimbus Mono L" fo:font-size="7pt" style:font-size-asian="7pt" style:font-size-complex="7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tes on Django and making it work with an already existing mysql database.</text:p>
      <text:p text:style-name="P1"/>
      <text:p text:style-name="P1">I needed to make a website that would give content of some results for RNA. Here are as many instructions I can give on setting up the webserver running django and mysql on apache.</text:p>
      <text:p text:style-name="P1"/>
      <text:p text:style-name="P3">INDEX</text:p>
      <text:p text:style-name="P1"/>
      <text:p text:style-name="P1">A. Setting up Django.</text:p>
      <text:p text:style-name="P1">B. Setting up Apache to make a production server for django.</text:p>
      <text:p text:style-name="P1">C. MySQL setup and reminders.</text:p>
      <text:p text:style-name="P1">D. Some details on django config files.</text:p>
      <text:p text:style-name="P1"/>
      <text:p text:style-name="P1"/>
      <text:p text:style-name="P2">A. Setting up Django</text:p>
      <text:p text:style-name="P1"/>
      <text:p text:style-name="P1">First you have to install django. </text:p>
      <text:p text:style-name="P1">There are two ways:</text:p>
      <text:p text:style-name="P1">1) Eric Fiorenzano's way.(<text:a xlink:type="simple" xlink:href="http://www.eflorenzano.com/blog/post/first-two-django-screencasts/">http://www.eflorenzano.com/blog/post/first-two-django-screencasts/</text:a>) which uses the svn source and uses a script (pylink) to create a correct path between python and django.</text:p>
      <text:p text:style-name="P1"/>
      <text:p text:style-name="P1">mkdir /home/esguerra/development/python</text:p>
      <text:p text:style-name="P1">cd /home/esguerra/development/python</text:p>
      <text:p text:style-name="P1"/>
      <text:p text:style-name="P1">Download django from their svn source, or git repository:</text:p>
      <text:p text:style-name="P1">git clone <text:a xlink:type="simple" xlink:href="http://github.com/django/django.git">http://github.com/django/django.git</text:a></text:p>
      <text:p text:style-name="P1"/>
      <text:p text:style-name="P1">Download the pylink and pyunlink scripts, move them to your bin folder, and make them executable.</text:p>
      <text:p text:style-name="P1">git clone git://gist.github.com/21649</text:p>
      <text:p text:style-name="P1">git clone git<text:a xlink:type="simple" xlink:href="http://gist.github.com/21650">://gist.github.com/21650</text:a></text:p>
      <text:p text:style-name="P1">mv 21649/pylink.sh /home/esguerra/bin</text:p>
      <text:p text:style-name="P1">mv 21650/pyunlink.sh /home/esguerra/bin</text:p>
      <text:p text:style-name="P1">rm -rf 21649/ 21650/</text:p>
      <text:p text:style-name="P1">chmod +x ~/bin/*.sh</text:p>
      <text:p text:style-name="P1">cd django</text:p>
      <text:p text:style-name="P1"/>
      <text:p text:style-name="P1"/>
      <text:p text:style-name="P1">pylink.sh django</text:p>
      <text:p text:style-name="P1"/>
      <text:p text:style-name="P1">2) The ubuntu and fedora ways.</text:p>
      <text:p text:style-name="P1">sudo apt-get install python-django python-mysqldb</text:p>
      <text:p text:style-name="P1">sudo yum django install</text:p>
      <text:p text:style-name="P1"/>
      <text:p text:style-name="P1">The next step is to install the apps necessary for the webframework to give special services, in our case we need pagination and sorting.</text:p>
      <text:p text:style-name="P1"/>
      <text:p text:style-name="P1">cd /home/esguerra/development/python</text:p>
      <text:p text:style-name="P1">git clone <text:a xlink:type="simple" xlink:href="http://github.com/ericflo/django-pagination.git">http://github.com/ericflo/django-pagination.git</text:a></text:p>
      <text:p text:style-name="P1">git clone <text:a xlink:type="simple" xlink:href="http://github.com/directeur/django-sorting.git">http://github.com/directeur/django-sorting.git</text:a></text:p>
      <text:p text:style-name="P1"/>
      <text:p text:style-name="P1">Remember to pylink them and open a python terminal and make sure that they work by typing:</text:p>
      <text:p text:style-name="P1">pylink.sh pagination</text:p>
      <text:p text:style-name="P1">&gt;&gt;&gt;import pagination</text:p>
      <text:p text:style-name="P1"/>
      <text:p text:style-name="P1">Also the bin utilities of django have to be linked to your bin folder:</text:p>
      <text:p text:style-name="P1">cd /home/esguerra/development/python/django/django/bin</text:p>
      <text:p text:style-name="P1">ln -s `pwd`/* ~/bin</text:p>
      <text:p text:style-name="P1"/>
      <text:p text:style-name="P1">He has yet another app to update all applications residing in the python development folder.</text:p>
      <text:p text:style-name="P1"/>
      <text:p text:style-name="P1"><text:soft-page-break/>curl <text:a xlink:type="simple" xlink:href="http://www.djangosnippets.org/snippets/844/download/">http://djangosnippets.org/snippets/844/download/</text:a> &gt; updateapps.py</text:p>
      <text:p text:style-name="P1">python updateapp.py</text:p>
      <text:p text:style-name="P1"/>
      <text:p text:style-name="P1">cd /home/esguerra/development/python</text:p>
      <text:p text:style-name="P1">mkdir toolbox</text:p>
      <text:p text:style-name="P1">cd toolbox</text:p>
      <text:p text:style-name="P1">touch __init__.py</text:p>
      <text:p text:style-name="P1">cd ..</text:p>
      <text:p text:style-name="P1">pylink.sh toolbox</text:p>
      <text:p text:style-name="P1"/>
      <text:p text:style-name="P1"/>
      <text:p text:style-name="P1"/>
      <text:p text:style-name="P1"/>
      <text:p text:style-name="P1">I have just learned that django-pagination and django-sorting are integrated into fedora, so now it's just:</text:p>
      <text:p text:style-name="P1"/>
      <text:p text:style-name="P1">sudo yum install Django</text:p>
      <text:p text:style-name="P1">sudo yum install django-pagination</text:p>
      <text:p text:style-name="P1">sudo yum install django-sorting</text:p>
      <text:p text:style-name="P1"/>
      <text:p text:style-name="P1">To check that it works</text:p>
      <text:p text:style-name="P1"/>
      <text:p text:style-name="P1">python</text:p>
      <text:p text:style-name="P1">&gt;&gt;&gt; import django</text:p>
      <text:p text:style-name="P1">&gt;&gt;&gt; import pagination</text:p>
      <text:p text:style-name="P1">&gt;&gt;&gt; import django_sorting</text:p>
      <text:p text:style-name="P1"/>
      <text:p text:style-name="P1"/>
      <text:p text:style-name="P1"/>
      <text:p text:style-name="P1"/>
      <text:p text:style-name="P1"/>
      <text:p text:style-name="P1"/>
      <text:p text:style-name="P1">One problem with the Django book, and perhaps with the Django philosophy, is that they want to take over the database, so, in case you already have a database and are familiar with MySQL, you just loose a lot of time reading how to set up the models, that is the main reason of me writing this document.</text:p>
      <text:p text:style-name="P1"/>
      <text:p text:style-name="P1">If you forgot to create a superuser for admin you'll have to use:</text:p>
      <text:p text:style-name="P1"/>
      <text:p text:style-name="P1">manage.py createsuperuser --username=joe --email=joe@example.com</text:p>
      <text:p text:style-name="P1">My username is admin, and the password is the easiest one I use.</text:p>
      <text:p text:style-name="P1"/>
      <text:p text:style-name="P1">1) Start the project:</text:p>
      <text:p text:style-name="P1"/>
      <text:p text:style-name="P1">bash&gt; django-admin startproject rnadimer</text:p>
      <text:p text:style-name="P1"/>
      <text:p text:style-name="P1">You'll have to edit the settings.py file to get your database, username, password, and applications (e.g. rnabpsdb/steptables) configured.</text:p>
      <text:p text:style-name="P1"/>
      <text:p text:style-name="P1">2) Create an application:</text:p>
      <text:p text:style-name="P1"/>
      <text:p text:style-name="P1">bash-3.2? python manage.py startapp steptables</text:p>
      <text:p text:style-name="P1"/>
      <text:p text:style-name="P1">Notice that I use steptables in plural, since django configures automatic calls from Steptable (Singular)</text:p>
      <text:p text:style-name="P1"/>
      <text:p text:style-name="P1">3) To import the database one uses the utility inspectdb: (Notice that some tinkering has to be done)</text:p>
      <text:p text:style-name="P1"/>
      <text:p text:style-name="P1">bash-3.2? python manage.py inspectdb &gt; tablas/models.py</text:p>
      <text:p text:style-name="P1"/>
      <text:p text:style-name="P1">4) Then you sync it:</text:p>
      <text:p text:style-name="P1"/>
      <text:p text:style-name="P1">bash-3.2? python manage.py syncdb</text:p>
      <text:p text:style-name="P1"/>
      <text:p text:style-name="P1"><text:soft-page-break/>5) To make the databases application modifiable with the admin utility you have to <text:s/>create a admin.py file at the databases folder, that is, in the application directory which was created in 2) called /steptables.</text:p>
      <text:p text:style-name="P1"/>
      <text:p text:style-name="P1">touch steptables/admin.py</text:p>
      <text:p text:style-name="P1"/>
      <text:p text:style-name="P1">6) It's important to add an id field (with auto-increment) to your existing database if it doesn't exist. I did it altering my table in mysql:</text:p>
      <text:p text:style-name="P1"/>
      <text:p text:style-name="P1">mysql&gt; ALTER TABLE steps ADD COLUMN id INT(11) AUTO_INCREMENT PRIMARY KEY;</text:p>
      <text:p text:style-name="P1"/>
      <text:p text:style-name="P1">And also made sure that there was a reference to it in models.py, that is, I pasted the following line to the Steps class in models.py :</text:p>
      <text:p text:style-name="P1"/>
      <text:p text:style-name="P1"><text:s text:c="3"/>id = models.IntegerField(primary_key=True)</text:p>
      <text:p text:style-name="P1"/>
      <text:p text:style-name="P1">7) Now you have to define a view (that's the place where I've been having trouble with the pagination and the optimal table display), so you have to modify views.py. After defining the view, you have to define the urls.py.</text:p>
      <text:p text:style-name="P1"/>
      <text:p text:style-name="P1"/>
      <text:p text:style-name="P1">8) Make a folder to store the html code for your django site.</text:p>
      <text:p text:style-name="P1">mkdir /home/html</text:p>
      <text:p text:style-name="P1">mkdir /home/html/django_templates</text:p>
      <text:p text:style-name="P1"/>
      <text:p text:style-name="P1"/>
      <text:p text:style-name="P1">9) You have to tell django where your templates are at, so you have to modify this in settings.py.</text:p>
      <text:p text:style-name="P1">TEMPLATE_DIRS=('/home/html/django_templates',)</text:p>
      <text:p text:style-name="P1"/>
      <text:p text:style-name="P1">10) To see what's going on you have to run:</text:p>
      <text:p text:style-name="P1"/>
      <text:p text:style-name="P1">bash-3.2? python manage.py runserver</text:p>
      <text:p text:style-name="P1"/>
      <text:p text:style-name="P1">And then set your browser to http://127.0.0.1:8000/</text:p>
      <text:p text:style-name="P1"/>
      <text:p text:style-name="P2">B. Setting up Apache.</text:p>
      <text:p text:style-name="P1"/>
      <text:p text:style-name="P1">1) Install mod_wsgi.</text:p>
      <text:p text:style-name="P1">Just follow the instructions of how to use django with apache and mod_wsgi.</text:p>
      <text:p text:style-name="P1"/>
      <text:p text:style-name="P1">2) Make sure that apache is up. httpd service is on. </text:p>
      <text:p text:style-name="P1"/>
      <text:p text:style-name="P1">3) Open port (8000) using iptables.</text:p>
      <text:p text:style-name="P1"/>
      <text:p text:style-name="P1">4) Restart after succesful configuration.</text:p>
      <text:p text:style-name="P1">sudo service httpd restart</text:p>
      <text:p text:style-name="P1"/>
      <text:p text:style-name="P1">5) Install mod_wsgi.</text:p>
      <text:p text:style-name="P1">sudo yum install mod_wsgi </text:p>
      <text:p text:style-name="P1"/>
      <text:p text:style-name="P1">6) sudo service httpd restart</text:p>
      <text:p text:style-name="P1"/>
      <text:p text:style-name="P1">6) Configure httpd.conf so that it uses wsgi. A wsgi file needs to be created in an apache directory living in your project directory.</text:p>
      <text:p text:style-name="P1"/>
      <text:p text:style-name="P1">The following lines were added to httpd.conf.</text:p>
      <text:p text:style-name="P1"/>
      <text:p text:style-name="P5">Alias /media/ /home/esguerra/rnadimer/media/</text:p>
      <text:p text:style-name="P5"/>
      <text:p text:style-name="P5">&lt;Directory /home/esguerra/rnadimer/media&gt;</text:p>
      <text:p text:style-name="P5">Order deny,allow</text:p>
      <text:p text:style-name="P5">Allow from all</text:p>
      <text:p text:style-name="P5">&lt;/Directory&gt;</text:p>
      <text:p text:style-name="P5"/>
      <text:p text:style-name="P5">WSGIScriptAlias /rnadimer /home/esguerra/rnadimer/apache/django.wsgi</text:p>
      <text:p text:style-name="P5"/>
      <text:p text:style-name="P5">&lt;Directory /home/esguerra/rnadimer/apache&gt;</text:p>
      <text:p text:style-name="P5"><text:soft-page-break/>Order deny,allow</text:p>
      <text:p text:style-name="P5">Allow from all</text:p>
      <text:p text:style-name="P5">&lt;/Directory&gt;</text:p>
      <text:p text:style-name="P1"/>
      <text:p text:style-name="P1"/>
      <text:p text:style-name="P1"/>
      <text:p text:style-name="P1"/>
      <text:p text:style-name="P2">C<text:bookmark-start text:name="__DdeLink__406_2107204613"/>. MySQL.<text:bookmark-end text:name="__DdeLink__406_2107204613"/></text:p>
      <text:p text:style-name="P1"/>
      <text:p text:style-name="P1">After starting for the first time mysqld a root password has to be created.</text:p>
      <text:p text:style-name="P1"/>
      <text:p text:style-name="P1">sudo chkconfig –level 345 mysqld on</text:p>
      <text:p text:style-name="P1">sudo service mysqld start</text:p>
      <text:p text:style-name="P1">/usr/bin/mysql_secure_installation <text:s text:c="4"/>//will create root password</text:p>
      <text:p text:style-name="P1"/>
      <text:p text:style-name="P1">Login to mysql and create new user.</text:p>
      <text:p text:style-name="P1"/>
      <text:p text:style-name="P1">mysql -u root -p <text:s text:c="3"/>//This will ask for the password you created before</text:p>
      <text:p text:style-name="P1">mysql&gt; CREATE DATABASE RNABPSDB; <text:s text:c="2"/>//This creates the database</text:p>
      <text:p text:style-name="P1">mysql&gt; GRANT ALL PRIVILEGES ON RNABPSDB.* TO 'esguerra'@'localhost' IDENTIFIED BY 'esguerra'; <text:s text:c="3"/>//This will create the password esguerra for user esguerra to use this database.</text:p>
      <text:p text:style-name="P1">mysql&gt; GRANT ALL PRIVILEGES ON *.* TO 'esguerra'@'localhost' with grant option; <text:s text:c="2"/>//This allows esguerra to create databases and erase them.</text:p>
      <text:p text:style-name="P1"/>
      <text:p text:style-name="P1"/>
      <text:p text:style-name="P1">mysql&gt; create table steps(stack_type varchar(6), step_id varchar(8), count int(10), shift double(5,4), shift_std double(5,4), slide double(5,4), slide_std double(5,4), rise double(5,4), rise_std double(5,4), tilt double(6,4), tilt_std double(6,4), roll double(6,4), roll_std double(6,4), twist double(6,4), twist_std double(6,4), volume double(6,4), rmsd double(6,4), rmsd_std double(6,4));</text:p>
      <text:p text:style-name="P1"/>
      <text:p text:style-name="P1">mysql&gt; load data local infile 'averages4DB.tab' into table steps;</text:p>
      <text:p text:style-name="P1"/>
      <text:p text:style-name="P1">mysql&gt; ALTER TABLE steps ADD COLUMN id INT(11) AUTO_INCREMENT PRIMARY KEY;</text:p>
      <text:p text:style-name="P1"/>
      <text:p text:style-name="P1">Instead of creating tables the usual way, it can also be done using the mysql-workbench, you just have to download and install it.</text:p>
      <text:p text:style-name="P1"/>
      <text:p text:style-name="P1"/>
      <text:p text:style-name="P1"/>
      <text:p text:style-name="P2">D. urls.py.</text:p>
      <text:p text:style-name="P1"/>
      <text:p text:style-name="P1">Into main urls.py</text:p>
      <text:p text:style-name="P1">(r'^steptables/', include('steptables.urls')),</text:p>
      <text:p text:style-name="P1"/>
      <text:p text:style-name="P1">this calls urls.py in steptables folder, so I have to create a urls.py there.</text:p>
      <text:p text:style-name="P1"/>
      <text:p text:style-name="P1">bash&gt; touch steptables/urls.py</text:p>
      <text:p text:style-name="P1"/>
      <text:p text:style-name="P1">bash&gt; mkdir templates</text:p>
      <text:p text:style-name="P1">bash&gt; cd templates</text:p>
      <text:p text:style-name="P1">bash&gt; touch base.html</text:p>
      <text:p text:style-name="P1">bash&gt; mkdir steptables</text:p>
      <text:p text:style-name="P1">bash&gt; cd steptables</text:p>
      <text:p text:style-name="P1">bash&gt; touch index.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svg:font-family="Courier"/>
    <style:font-face style:name="Monotype" svg:font-family="Monotype"/>
    <style:font-face style:name="Times" svg:font-family="Times"/>
    <style:font-face style:name="Arial" svg:font-family="Arial" style:font-family-generic="swiss"/>
    <style:font-face style:name="Nimbus Mono L" svg:font-family="'Nimbus Mono L'" style:font-family-generic="modern" style:font-pitch="fixed"/>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Oo-dev/3.3$Unix OpenOffice.org_project/330m3$Build-9519</meta:generator>
    <meta:initial-creator>esguerra</meta:initial-creator>
    <dc:date>2010-08-17T09:54:56</dc:date>
    <meta:editing-duration>PT10H3M45S</meta:editing-duration>
    <meta:editing-cycles>108</meta:editing-cycles>
    <meta:document-statistic meta:table-count="0" meta:image-count="0" meta:object-count="0" meta:page-count="4" meta:paragraph-count="131" meta:word-count="1045" meta:character-count="7176"/>
  </office:meta>
</office:document-meta>
</file>